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<text:line-break/>Con esta estructura modular e independiente, cada capítulo puede funcionar tanto como <text:span text:style-name="Strong_20_Emphasis">pieza del gran relato</text:span> como <text:span text:style-name="Strong_20_Emphasis">historia autónoma</text:span>, algo muy potente desde el punto de vista literario y filosófico.</text:p>
      <text:p text:style-name="Text_20_body">Déjame reformular y sintetizar lo que has establecido, para que quede como <text:span text:style-name="Strong_20_Emphasis">plantilla de referencia estructural</text:span>, lista para aplicar al <text:span text:style-name="Strong_20_Emphasis">Capítulo 8 – La Vida</text:span> (y a cualquier otro):</text:p>
      <text:p text:style-name="Horizontal_20_Line"/>
      <text:h text:style-name="Heading_20_2" text:outline-level="2">🜂 PLANTILLA GENERAL DE CAPÍTULO</text:h>
      <text:p text:style-name="Text_20_body">Cada capítulo funciona como <text:span text:style-name="Strong_20_Emphasis">historia unitaria</text:span> y como <text:span text:style-name="Strong_20_Emphasis">fragmento del viaje general</text:span>.<text:line-break/>Debe tener <text:span text:style-name="Strong_20_Emphasis">independencia narrativa</text:span>, <text:span text:style-name="Strong_20_Emphasis">conexión conceptual</text:span> con el tema del ensayo correspondiente, y <text:span text:style-name="Strong_20_Emphasis">avance en la lucha entre el bien y el mal</text:span>.</text:p>
      <text:p text:style-name="Horizontal_20_Line"/>
      <text:h text:style-name="Heading_20_3" text:outline-level="3">1. Condiciones de entrada</text:h>
      <text:p text:style-name="Text_20_body">Define el <text:span text:style-name="Strong_20_Emphasis">estado inicial</text:span> de Elara al comienzo del capítulo:</text:p>
      <text:list xml:id="list806244350" text:style-name="L1">
        <text:list-item>
          <text:p text:style-name="P1">Qué <text:span text:style-name="Strong_20_Emphasis">objetivos</text:span> debe cumplir.</text:p>
        </text:list-item>
        <text:list-item>
          <text:p text:style-name="P1">Qué <text:span text:style-name="Strong_20_Emphasis">situación emocional o filosófica</text:span> atraviesa.</text:p>
        </text:list-item>
        <text:list-item>
          <text:p text:style-name="P1">Qué <text:span text:style-name="Strong_20_Emphasis">recursos o información</text:span> posee.</text:p>
        </text:list-item>
        <text:list-item>
          <text:p text:style-name="P1">Qué <text:span text:style-name="Strong_20_Emphasis">conflictos</text:span> o <text:span text:style-name="Strong_20_Emphasis">pistas</text:span> la impulsan a avanzar.</text:p>
        </text:list-item>
      </text:list>
      <text:p text:style-name="Text_20_body">Sirve como <text:span text:style-name="Strong_20_Emphasis">interfaz de entrada</text:span>, asegurando coherencia incluso si se escribe el capítulo de forma aislada.</text:p>
      <text:p text:style-name="Horizontal_20_Line"/>
      <text:h text:style-name="Heading_20_3" text:outline-level="3">2. Historia unitaria</text:h>
      <text:p text:style-name="Text_20_body">Es el <text:span text:style-name="Strong_20_Emphasis">relato central</text:span> del capítulo, con <text:span text:style-name="Strong_20_Emphasis">inicio, desarrollo y desenlace</text:span>.<text:line-break/>Debe tener <text:span text:style-name="Strong_20_Emphasis">fuerza narrativa</text:span>, un <text:span text:style-name="Strong_20_Emphasis">final sorprendente, revelador o inspirador</text:span>, y dejar al lector <text:span text:style-name="Strong_20_Emphasis">reflexionando</text:span> sobre el tema central.</text:p>
      <text:p text:style-name="Text_20_body">Idealmente:</text:p>
      <text:list xml:id="list738816498" text:style-name="L2">
        <text:list-item>
          <text:p text:style-name="P2">Introduce un <text:span text:style-name="Strong_20_Emphasis">nuevo escenario</text:span> o comunidad dentro de Lluviara.</text:p>
        </text:list-item>
        <text:list-item>
          <text:p text:style-name="P2">Presenta un <text:span text:style-name="Strong_20_Emphasis">conflicto local</text:span> (moral, místico o existencial).</text:p>
        </text:list-item>
        <text:list-item>
          <text:p text:style-name="P2">Culmina en una <text:span text:style-name="Strong_20_Emphasis">revelación o aprendizaje</text:span>, que también haga avanzar el viaje general.</text:p>
        </text:list-item>
      </text:list>
      <text:p text:style-name="Horizontal_20_Line"/>
      <text:h text:style-name="Heading_20_3" text:outline-level="3">3. Áreas temáticas</text:h>
      <text:p text:style-name="Text_20_body">Cada capítulo se construye sobre tres áreas paralelas y entrelazadas:</text:p>
      <text:h text:style-name="Heading_20_4" text:outline-level="4"><text:soft-page-break/>🜃 Área mística</text:h>
      <text:p text:style-name="Text_20_body">Explora el <text:span text:style-name="Strong_20_Emphasis">tema filosófico o espiritual</text:span> correspondiente al capítulo.<text:line-break/>Incluye:</text:p>
      <text:list xml:id="list1385982584" text:style-name="L3">
        <text:list-item>
          <text:p text:style-name="P3"><text:span text:style-name="Strong_20_Emphasis">Tema central:</text:span> (por ejemplo, en el cap. 8, <text:span text:style-name="Emphasis">la vida</text:span>).</text:p>
        </text:list-item>
        <text:list-item>
          <text:p text:style-name="P3"><text:span text:style-name="Strong_20_Emphasis">Trasfondo místico:</text:span> mitos, leyendas o creencias populares sobre el tema.</text:p>
        </text:list-item>
        <text:list-item>
          <text:p text:style-name="P3"><text:span text:style-name="Strong_20_Emphasis">Punto de vista popular:</text:span> cómo la gente de Lluviara lo interpreta.</text:p>
        </text:list-item>
        <text:list-item>
          <text:p text:style-name="P3"><text:span text:style-name="Strong_20_Emphasis">Enseñanza:</text:span> lo que Elara descubre, usualmente a través de:</text:p>
          <text:list>
            <text:list-item>
              <text:p text:style-name="P3">Antiguos grabados, escrituras, templos, ruinas.</text:p>
            </text:list-item>
            <text:list-item>
              <text:p text:style-name="P3">Encuentros con sabios, monjes, ermitaños o seres antiguos.</text:p>
            </text:list-item>
            <text:list-item>
              <text:p text:style-name="P3">Experiencias simbólicas o visiones.</text:p>
            </text:list-item>
          </text:list>
        </text:list-item>
      </text:list>
      <text:p text:style-name="Text_20_body">Aquí Elara obtiene <text:span text:style-name="Strong_20_Emphasis">una comprensión más profunda</text:span>, alineada con la <text:span text:style-name="Strong_20_Emphasis">teoría del laboratorio</text:span>.</text:p>
      <text:p text:style-name="Horizontal_20_Line"/>
      <text:h text:style-name="Heading_20_4" text:outline-level="4">⚔️ Área de la lucha</text:h>
      <text:p text:style-name="Text_20_body">Desarrolla la <text:span text:style-name="Strong_20_Emphasis">batalla entre el bien y el mal</text:span>.<text:line-break/>En cada capítulo:</text:p>
      <text:list xml:id="list1537087401" text:style-name="L4">
        <text:list-item>
          <text:p text:style-name="P4">Aparece un <text:span text:style-name="Strong_20_Emphasis">nuevo enemigo o agente de Morgerathus</text:span>.</text:p>
        </text:list-item>
        <text:list-item>
          <text:p text:style-name="P4">Su objetivo es <text:span text:style-name="Strong_20_Emphasis">impedir el progreso de Elara</text:span>.</text:p>
        </text:list-item>
        <text:list-item>
          <text:p text:style-name="P4">El enemigo puede operar <text:span text:style-name="Strong_20_Emphasis">abiertamente o en secreto</text:span>: engañando, robando, sembrando duda o caos.</text:p>
        </text:list-item>
        <text:list-item>
          <text:p text:style-name="P4">Este conflicto aporta <text:span text:style-name="Strong_20_Emphasis">tensión narrativa</text:span> y <text:span text:style-name="Strong_20_Emphasis">drama interior</text:span>.</text:p>
        </text:list-item>
      </text:list>
      <text:p text:style-name="Text_20_body">Al final, Elara sobrevive o triunfa, pero <text:span text:style-name="Strong_20_Emphasis">Morgerathus aprende algo nuevo sobre ella</text:span>, manteniendo el equilibrio de poder.</text:p>
      <text:p text:style-name="Horizontal_20_Line"/>
      <text:h text:style-name="Heading_20_4" text:outline-level="4">🜄 Área del viaje</text:h>
      <text:p text:style-name="Text_20_body">Relata el <text:span text:style-name="Strong_20_Emphasis">progreso físico y espiritual</text:span> de Elara por Lluviara.<text:line-break/>Cada capítulo se ubica en un <text:span text:style-name="Strong_20_Emphasis">lugar distinto</text:span> (valle, bosque, desierto, ciudad, templo…).<text:line-break/>El viaje debe:</text:p>
      <text:list xml:id="list1234570157" text:style-name="L5">
        <text:list-item>
          <text:p text:style-name="P5">Mostrar <text:span text:style-name="Strong_20_Emphasis">la diversidad del mundo</text:span>.</text:p>
        </text:list-item>
        <text:list-item>
          <text:p text:style-name="P5">Reflejar el <text:span text:style-name="Strong_20_Emphasis">proceso interior</text:span> de Elara (cada lugar, una enseñanza).</text:p>
        </text:list-item>
        <text:list-item>
          <text:p text:style-name="P5">Mantener la sensación de <text:span text:style-name="Strong_20_Emphasis">travesía hacia la Gran Montaña</text:span> y el <text:span text:style-name="Strong_20_Emphasis">Codex</text:span>.</text:p>
        </text:list-item>
      </text:list>
      <text:p text:style-name="Horizontal_20_Line"/>
      <text:h text:style-name="Heading_20_3" text:outline-level="3"><text:soft-page-break/>4. Condiciones de salida</text:h>
      <text:p text:style-name="Text_20_body">Define el <text:span text:style-name="Strong_20_Emphasis">estado final</text:span> al cerrar el capítulo:</text:p>
      <text:list xml:id="list2198249881" text:style-name="L6">
        <text:list-item>
          <text:p text:style-name="P6">Qué <text:span text:style-name="Strong_20_Emphasis">objetivos logró o fracasó</text:span> en alcanzar.</text:p>
        </text:list-item>
        <text:list-item>
          <text:p text:style-name="P6">Qué <text:span text:style-name="Strong_20_Emphasis">nuevo conocimiento o símbolo</text:span> obtuvo.</text:p>
        </text:list-item>
        <text:list-item>
          <text:p text:style-name="P6">Qué <text:span text:style-name="Strong_20_Emphasis">pregunta nueva</text:span> se abre para el siguiente capítulo.</text:p>
        </text:list-item>
        <text:list-item>
          <text:p text:style-name="P6">Qué <text:span text:style-name="Strong_20_Emphasis">condición emocional o espiritual</text:span> la impulsa a continuar.</text:p>
        </text:list-item>
      </text:list>
      <text:p text:style-name="Text_20_body">Sirve como <text:span text:style-name="Strong_20_Emphasis">interfaz de salida</text:span>, conectando con el capítulo siguiente.</text:p>
      <text:p text:style-name="Horizontal_20_Line"/>
      <text:h text:style-name="Heading_20_3" text:outline-level="3">🜁 Nota técnica</text:h>
      <text:p text:style-name="Text_20_body">Cada capítulo debe mantener:</text:p>
      <text:list xml:id="list3106155125" text:style-name="L7">
        <text:list-item>
          <text:p text:style-name="P7"><text:span text:style-name="Strong_20_Emphasis">Bajo acoplamiento:</text:span> puede cambiar de posición o forma sin romper la historia.</text:p>
        </text:list-item>
        <text:list-item>
          <text:p text:style-name="P7"><text:span text:style-name="Strong_20_Emphasis">Alta cohesión interna:</text:span> todas sus partes giran en torno al mismo tema.</text:p>
        </text:list-item>
        <text:list-item>
          <text:p text:style-name="P7"><text:span text:style-name="Strong_20_Emphasis">Integración conceptual:</text:span> el área mística se conecta con el laboratorio, la lucha con el arco general, y el viaje con la estructura global.</text:p>
        </text:list-item>
      </text:list>
      <text:p text:style-name="Horizontal_20_Line"/>
      <text:p text:style-name="Text_20_body">¿Quieres que ahora <text:span text:style-name="Strong_20_Emphasis">preparemos la versión específica de esta estructura para el capítulo 8 – </text:span><text:span text:style-name="Strong_20_Emphasis"><text:span text:style-name="Emphasis">La Vida</text:span></text:span>, comenzando por las <text:span text:style-name="Strong_20_Emphasis">condiciones de entrada</text:span> (objetivos de Elara y punto de partida emocional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5T18:05:35.609000000</meta:creation-date>
    <dc:date>2025-10-05T18:06:30.844000000</dc:date>
    <meta:editing-duration>PT55S</meta:editing-duration>
    <meta:editing-cycles>1</meta:editing-cycles>
    <meta:document-statistic meta:table-count="0" meta:image-count="0" meta:object-count="0" meta:page-count="3" meta:paragraph-count="54" meta:word-count="607" meta:character-count="3728" meta:non-whitespace-character-count="3201"/>
    <meta:generator>LibreOffice/7.3.5.2$Windows_X86_64 LibreOffice_project/184fe81b8c8c30d8b5082578aee2fed2ea847c01</meta:generator>
  </office:meta>
</office:document-meta>
</file>